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o" svg:font-family="Archivo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_20__28_user_29_">
      <style:text-properties style:font-name="Archivo" fo:font-size="12pt" officeooo:paragraph-rsid="0022f75b" style:font-size-asian="12pt" style:font-size-complex="12pt"/>
    </style:style>
    <style:style style:name="P2" style:family="paragraph" style:parent-style-name="Text_20_body">
      <style:text-properties style:font-name="Archivo" fo:font-size="12pt" officeooo:rsid="00259761" officeooo:paragraph-rsid="0022aa14" style:font-size-asian="12pt" style:font-size-complex="12pt"/>
    </style:style>
    <style:style style:name="P3" style:family="paragraph" style:parent-style-name="Text_20_body_20__28_user_29_">
      <style:text-properties style:font-name="Archivo" fo:font-size="12pt" officeooo:paragraph-rsid="000a2909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Archivo" fo:font-size="12pt" officeooo:paragraph-rsid="00127553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Archivo" fo:font-size="12pt" fo:font-weight="bold" officeooo:rsid="001ec39a" officeooo:paragraph-rsid="0022f75b" style:font-size-asian="12pt" style:font-weight-asian="bold" style:font-size-complex="12pt" style:font-weight-complex="bold"/>
    </style:style>
    <style:style style:name="P6" style:family="paragraph" style:parent-style-name="Text_20_body_20__28_user_29_">
      <style:text-properties style:font-name="Archivo" fo:font-size="12pt" fo:font-weight="bold" officeooo:paragraph-rsid="0022f75b" style:font-size-asian="12pt" style:font-weight-asian="bold" style:font-size-complex="12pt" style:font-weight-complex="bold"/>
    </style:style>
    <style:style style:name="P7" style:family="paragraph" style:parent-style-name="Text_20_body_20__28_user_29_">
      <style:text-properties style:font-name="Archivo" fo:font-size="12pt" fo:font-weight="bold" officeooo:paragraph-rsid="0023d129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chivo" fo:font-size="12pt" fo:font-weight="bold" officeooo:rsid="0028b69c" officeooo:paragraph-rsid="0028b69c" style:font-size-asian="12pt" style:font-weight-asian="bold" style:font-size-complex="12pt" style:font-weight-complex="bold"/>
    </style:style>
    <style:style style:name="P9" style:family="paragraph" style:parent-style-name="Text_20_body_20__28_user_29_">
      <style:text-properties style:font-name="Archivo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_20__28_user_29_">
      <style:text-properties style:font-name="Archivo" fo:font-size="12pt" fo:font-weight="normal" officeooo:rsid="001e8bfd" officeooo:paragraph-rsid="0022f75b" style:font-size-asian="12pt" style:font-weight-asian="normal" style:font-size-complex="12pt" style:font-weight-complex="normal"/>
    </style:style>
    <style:style style:name="P11" style:family="paragraph" style:parent-style-name="Text_20_body_20__28_user_29_">
      <style:text-properties style:font-name="Archivo" fo:font-size="12pt" fo:font-weight="normal" officeooo:rsid="001ec39a" officeooo:paragraph-rsid="0022f75b" style:font-size-asian="12pt" style:font-weight-asian="normal" style:font-size-complex="12pt" style:font-weight-complex="normal"/>
    </style:style>
    <style:style style:name="P12" style:family="paragraph" style:parent-style-name="Text_20_body_20__28_user_29_">
      <style:text-properties style:font-name="Archivo" fo:font-size="12pt" fo:font-weight="normal" officeooo:rsid="002d376f" officeooo:paragraph-rsid="002d376f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Archivo" fo:font-weight="bold" officeooo:paragraph-rsid="002a81bf" style:font-weight-asian="bold" style:font-weight-complex="bold"/>
    </style:style>
    <style:style style:name="P14" style:family="paragraph" style:parent-style-name="Text_20_body">
      <style:text-properties style:font-name="Archivo" officeooo:paragraph-rsid="002a81bf"/>
    </style:style>
    <style:style style:name="P15" style:family="paragraph" style:parent-style-name="Heading_20_1">
      <style:text-properties officeooo:paragraph-rsid="000f71cc"/>
    </style:style>
    <style:style style:name="P16" style:family="paragraph" style:parent-style-name="Text_20_body_20__28_user_29_">
      <style:text-properties officeooo:paragraph-rsid="000f71cc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Archivo" fo:font-size="12pt" fo:font-weight="normal" officeooo:rsid="002514cf" officeooo:paragraph-rsid="002514cf" style:font-size-asian="12pt" style:font-weight-asian="normal" style:font-size-complex="12pt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Archivo" fo:font-size="12pt" fo:font-weight="normal" officeooo:rsid="0032fd1c" officeooo:paragraph-rsid="0032fd1c" style:font-size-asian="12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start" style:justify-single-word="false"/>
      <style:text-properties style:font-name="Archivo" fo:font-size="12pt" style:font-size-asian="12pt" style:font-size-complex="12pt"/>
    </style:style>
    <style:style style:name="P20" style:family="paragraph" style:parent-style-name="Text_20_body" style:list-style-name="L6">
      <style:paragraph-properties fo:text-align="start" style:justify-single-word="false"/>
      <style:text-properties style:font-name="Archivo" fo:font-size="12pt" officeooo:paragraph-rsid="0030fdd5" style:font-size-asian="12pt" style:font-size-complex="12pt"/>
    </style:style>
    <style:style style:name="P21" style:family="paragraph" style:parent-style-name="Text_20_body" style:list-style-name="L7">
      <style:text-properties style:font-name="Archivo" officeooo:rsid="00227b93" officeooo:paragraph-rsid="002a81bf"/>
    </style:style>
    <style:style style:name="P22" style:family="paragraph" style:parent-style-name="Text_20_body" style:list-style-name="L7">
      <style:text-properties style:font-name="Archivo" officeooo:paragraph-rsid="002a81bf"/>
    </style:style>
    <style:style style:name="P23" style:family="paragraph" style:parent-style-name="Text_20_body" style:list-style-name="L8">
      <style:text-properties style:font-name="Archivo" officeooo:paragraph-rsid="002a81bf"/>
    </style:style>
    <style:style style:name="P24" style:family="paragraph" style:parent-style-name="Text_20_body_20__28_user_29_" style:list-style-name="L3">
      <style:text-properties style:font-name="Archivo" fo:font-size="12pt" officeooo:rsid="001f27bf" officeooo:paragraph-rsid="0022f75b" style:font-size-asian="12pt" style:font-size-complex="12pt"/>
    </style:style>
    <style:style style:name="P25" style:family="paragraph" style:parent-style-name="Text_20_body_20__28_user_29_" style:list-style-name="L3">
      <style:text-properties style:font-name="Archivo" fo:font-size="12pt" officeooo:paragraph-rsid="0022f75b" style:font-size-asian="12pt" style:font-size-complex="12pt"/>
    </style:style>
    <style:style style:name="P26" style:family="paragraph" style:parent-style-name="Text_20_body_20__28_user_29_" style:list-style-name="L5">
      <style:text-properties style:font-name="Archivo" fo:font-size="12pt" officeooo:paragraph-rsid="0023d129" style:font-size-asian="12pt" style:font-size-complex="12pt"/>
    </style:style>
    <style:style style:name="P27" style:family="paragraph" style:parent-style-name="Text_20_body_20__28_user_29_" style:list-style-name="L4">
      <style:text-properties officeooo:paragraph-rsid="0023d129"/>
    </style:style>
    <style:style style:name="P28" style:family="paragraph" style:parent-style-name="Text_20_body_20__28_user_29_" style:list-style-name="L4">
      <style:text-properties officeooo:rsid="0030fdd5" officeooo:paragraph-rsid="0030fd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129" style:font-weight-asian="bold" style:font-weight-complex="bold"/>
    </style:style>
    <style:style style:name="T3" style:family="text">
      <style:text-properties officeooo:rsid="00143b6a"/>
    </style:style>
    <style:style style:name="T4" style:family="text">
      <style:text-properties officeooo:rsid="00154ff0"/>
    </style:style>
    <style:style style:name="T5" style:family="text">
      <style:text-properties style:font-name="Archivo" fo:font-size="12pt" style:font-size-asian="12pt" style:font-size-complex="12pt"/>
    </style:style>
    <style:style style:name="T6" style:family="text">
      <style:text-properties style:font-name="Archivo" fo:font-size="12pt" officeooo:rsid="00143b6a" style:font-size-asian="12pt" style:font-size-complex="12pt"/>
    </style:style>
    <style:style style:name="T7" style:family="text">
      <style:text-properties style:font-name="Archivo" fo:font-size="12pt" officeooo:rsid="0030fdd5" style:font-size-asian="12pt" style:font-size-complex="12pt"/>
    </style:style>
    <style:style style:name="T8" style:family="text">
      <style:text-properties officeooo:rsid="001f27bf"/>
    </style:style>
    <style:style style:name="T9" style:family="text">
      <style:text-properties officeooo:rsid="002514cf"/>
    </style:style>
    <style:style style:name="T10" style:family="text">
      <style:text-properties officeooo:rsid="00227b93"/>
    </style:style>
    <style:style style:name="T11" style:family="text">
      <style:text-properties officeooo:rsid="003092f9"/>
    </style:style>
    <style:style style:name="T12" style:family="text">
      <style:text-properties officeooo:rsid="0030fdd5"/>
    </style:style>
    <style:style style:name="T13" style:family="text">
      <style:text-properties officeooo:rsid="0033cc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Preguntas para compradores:</text:h>
      <text:p text:style-name="P16"/>
      <text:p text:style-name="P5">¿C<text:span text:style-name="T9">ompras </text:span>comida <text:span text:style-name="T9">regularmente</text:span>?</text:p>
      <text:list text:style-name="L1">
        <text:list-item>
          <text:p text:style-name="P17">Si</text:p>
        </text:list-item>
        <text:list-item>
          <text:p text:style-name="P17">No</text:p>
        </text:list-item>
        <text:list-item>
          <text:p text:style-name="P17">otro: ___________</text:p>
        </text:list-item>
      </text:list>
      <text:p text:style-name="P8"/>
      <text:p text:style-name="P8">¿<text:span text:style-name="T13">C</text:span>uantas veces compras comida a la semana?</text:p>
      <text:list text:style-name="L2">
        <text:list-item>
          <text:p text:style-name="P18">Al menos de una vez a la semana</text:p>
        </text:list-item>
        <text:list-item>
          <text:p text:style-name="P18">Una vez a la semana</text:p>
        </text:list-item>
        <text:list-item>
          <text:p text:style-name="P18">2 veces a la semana</text:p>
        </text:list-item>
        <text:list-item>
          <text:p text:style-name="P18">3 veces a la semana</text:p>
        </text:list-item>
        <text:list-item>
          <text:p text:style-name="P18">Diario</text:p>
        </text:list-item>
      </text:list>
      <text:p text:style-name="P8"/>
      <text:p text:style-name="P6">¿Dónde sueles comprar comida?</text:p>
      <text:p text:style-name="P10">Restaurantes con servi<text:span text:style-name="T11">ci</text:span>o a la carta</text:p>
      <text:p text:style-name="P10">cocinetas, cocinas económicas <text:span text:style-name="T13">o fondas</text:span></text:p>
      <text:p text:style-name="P11">Puesto callejeros, tacos </text:p>
      <text:p text:style-name="P11">tiendas de conveniencia <text:span text:style-name="T11">OXXO</text:span>, 7 eleven, etc.</text:p>
      <text:p text:style-name="P12">cafetería</text:p>
      <text:p text:style-name="P11">otros:_________________________</text:p>
      <text:p text:style-name="P11"/>
      <text:p text:style-name="P1"><text:span text:style-name="T1">¿</text:span><text:span text:style-name="T2">P</text:span><text:span text:style-name="T1">ara cu</text:span><text:span text:style-name="T2">á</text:span><text:span text:style-name="T1">ntas personas compras comida?</text:span></text:p>
      <text:list text:style-name="L3">
        <text:list-item>
          <text:p text:style-name="P24">Solo para mi</text:p>
        </text:list-item>
        <text:list-item>
          <text:p text:style-name="P24"><text:span text:style-name="T11">O</text:span>tra persona <text:span text:style-name="T11">y yo</text:span></text:p>
        </text:list-item>
        <text:list-item>
          <text:p text:style-name="P25"><text:span text:style-name="T8">Comida para </text:span>3 personas </text:p>
        </text:list-item>
        <text:list-item>
          <text:p text:style-name="P25"><text:span text:style-name="T8">Comida para </text:span>4 personas </text:p>
        </text:list-item>
        <text:list-item>
          <text:p text:style-name="P25">M<text:span text:style-name="T11">á</text:span>s <text:span text:style-name="T4">de 4 </text:span>personas </text:p>
        </text:list-item>
      </text:list>
      <text:p text:style-name="P1"/>
      <text:p text:style-name="P7">¿Cuánto dinero sueles gastar cuando compras comida?</text:p>
      <text:list text:style-name="L4">
        <text:list-item>
          <text:p text:style-name="P27"><text:soft-page-break/><text:span text:style-name="T5">Menos de $</text:span><text:span text:style-name="T7">30</text:span></text:p>
        </text:list-item>
        <text:list-item>
          <text:p text:style-name="P28"><text:span text:style-name="T5">$</text:span><text:span text:style-name="T6">3</text:span><text:span text:style-name="T5">0 a $50</text:span></text:p>
        </text:list-item>
      </text:list>
      <text:list text:style-name="L5">
        <text:list-item>
          <text:p text:style-name="P26">$<text:span text:style-name="T3">50</text:span> a $<text:span text:style-name="T12">80</text:span></text:p>
        </text:list-item>
        <text:list-item>
          <text:p text:style-name="P26">$<text:span text:style-name="T3">80</text:span> a $1<text:span text:style-name="T3">20</text:span> </text:p>
        </text:list-item>
        <text:list-item>
          <text:p text:style-name="P26">$<text:span text:style-name="T3">120</text:span> a $<text:span text:style-name="T3">28</text:span>0 </text:p>
        </text:list-item>
        <text:list-item>
          <text:p text:style-name="P26">$<text:span text:style-name="T3">280</text:span> a $<text:span text:style-name="T3">400</text:span> <text:s/></text:p>
        </text:list-item>
        <text:list-item>
          <text:p text:style-name="P26">Más de $<text:span text:style-name="T3">400</text:span></text:p>
        </text:list-item>
      </text:list>
      <text:p text:style-name="P6"/>
      <text:p text:style-name="P9">¿A qué horas sueles comer normalmente?</text:p>
      <text:list text:style-name="L6">
        <text:list-item>
          <text:p text:style-name="P19">Entre las 10:<text:span text:style-name="T12">00</text:span> – 11:<text:span text:style-name="T12">00</text:span> <text:span text:style-name="T12">A.M.</text:span></text:p>
        </text:list-item>
        <text:list-item>
          <text:p text:style-name="P20">Entre las 12:<text:span text:style-name="T12">00 -</text:span> <text:span text:style-name="T12">14:00</text:span> <text:span text:style-name="T12">P.M.</text:span> </text:p>
        </text:list-item>
        <text:list-item>
          <text:p text:style-name="P20">Entre las <text:span text:style-name="T12">15:00</text:span> - <text:span text:style-name="T12">16:00</text:span> <text:span text:style-name="T12">P.M.</text:span> </text:p>
        </text:list-item>
        <text:list-item>
          <text:p text:style-name="P20">Entre las <text:span text:style-name="T12">17:00 –</text:span> <text:span text:style-name="T12">18:00 P.M. </text:span></text:p>
        </text:list-item>
        <text:list-item>
          <text:p text:style-name="P20">Después de las <text:span text:style-name="T12">19:00 P.M. </text:span></text:p>
        </text:list-item>
      </text:list>
      <text:p text:style-name="P4"/>
      <text:p text:style-name="P13"><text:bookmark-start text:name="_Hlk127223371"/>¿Tienes y usas WhatsApp?</text:p>
      <text:list text:style-name="L7">
        <text:list-item>
          <text:p text:style-name="P21">No</text:p>
        </text:list-item>
        <text:list-item>
          <text:p text:style-name="P22"><text:span text:style-name="T10">Si, ¿</text:span>P<text:span text:style-name="T10">ara qué lo usas normalmente?</text:span> ________________</text:p>
        </text:list-item>
      </text:list>
      <text:p text:style-name="P14"/>
      <text:p text:style-name="P13">¿Tienes y usas Facebook?</text:p>
      <text:list text:style-name="L8">
        <text:list-item>
          <text:p text:style-name="P23">No </text:p>
        </text:list-item>
        <text:list-item>
          <text:p text:style-name="P23"><text:span text:style-name="T10">Si, ¿Para qué lo usas normalmente? </text:span>________<text:bookmark-end text:name="_Hlk127223371"/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o" svg:font-family="Archivo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_20__28_user_29_" loext:linked-style-name="Título_20_1_20_Car" style:default-outline-level="1" style:list-style-name="" style:class="text">
      <style:paragraph-properties fo:margin-top="0.423cm" fo:margin-bottom="0.212cm" style:contextual-spacing="false" fo:line-height="100%" fo:hyphenation-ladder-count="no-limit" fo:keep-with-next="always" style:vertical-align="baseline"/>
      <style:text-properties style:font-name="Liberation Sans" fo:font-family="'Liberation Sans'" style:font-family-generic="roman" style:font-pitch="variable" fo:font-size="18pt" fo:font-weight="bold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weight-asian="bold" style:font-name-complex="Arial1" style:font-family-complex="Arial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cm" fo:margin-bottom="0.247cm" style:contextual-spacing="false" fo:line-height="115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hyphenation-ladder-count="no-limit" fo:text-indent="0cm" style:auto-text-indent="false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style:font-name="Liberation Sans" fo:font-family="'Liberation Sans'" style:font-family-generic="roman" style:font-pitch="variable" fo:font-size="18pt" fo:font-weight="bold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weight-asian="bold" style:font-name-complex="Arial1" style:font-family-complex="Arial" style:font-family-generic-complex="system" style:font-pitch-complex="variable" style:font-size-complex="18pt" style:language-complex="hi" style:country-complex="IN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lor</meta:initial-creator>
    <meta:editing-cycles>12</meta:editing-cycles>
    <meta:creation-date>2023-02-14T05:22:00</meta:creation-date>
    <dc:date>2023-03-06T09:41:12.676000000</dc:date>
    <meta:editing-duration>PT1H44M9S</meta:editing-duration>
    <meta:generator>LibreOffice/7.5.0.3$Windows_X86_64 LibreOffice_project/c21113d003cd3efa8c53188764377a8272d9d6de</meta:generator>
    <meta:document-statistic meta:table-count="0" meta:image-count="0" meta:object-count="0" meta:page-count="2" meta:paragraph-count="44" meta:word-count="206" meta:character-count="1039" meta:non-whitespace-character-count="891"/>
    <meta:user-defined meta:name="AppVersion">16.0000</meta:user-defined>
    <meta:template xlink:type="simple" xlink:actuate="onRequest" xlink:title="Normal" xlink:href=""/>
  </office:meta>
</office:document-meta>
</file>